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30000006588C3EDB5.png" manifest:media-type="image/png"/>
  <manifest:file-entry manifest:full-path="Pictures/100030DF00001C6C00000A705F82B184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97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35cm" svg:stroke-color="#2a6099" draw:marker-start-width="0.252cm" draw:marker-end="Arrowheads_20_1" draw:marker-end-width="0.203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1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311cm)" draw:image-opacity="100%" style:mirror="none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111111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Arrowheads_20_5" draw:marker-end-width="0.254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59cm, 0cm, 2.698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6cm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heads_20_6" draw:marker-end-width="0.254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35cm" svg:stroke-color="#81d41a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ff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loext:opacity="100%" fo:font-size="10pt"/>
    </style:style>
    <style:style style:name="P3" style:family="paragraph">
      <loext:graphic-properties draw:fill="none" draw:fill-color="#ffffff"/>
      <style:text-properties fo:color="#000000" loext:opacity="100%" fo:font-size="10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color="#000000" loext:opacity="100%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loext:graphic-properties draw:fill="none" draw:fill-color="#ffffff"/>
      <style:text-properties fo:color="#000000" loext:opacity="100%" style:text-position="33% 58%"/>
    </style:style>
    <style:style style:name="P9" style:family="paragraph">
      <loext:graphic-properties draw:fill="none"/>
      <style:paragraph-properties fo:text-align="center"/>
      <style:text-properties fo:color="#2a6099" loext:opacity="100%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12" style:family="paragraph">
      <style:text-properties fo:color="#81d41a" loext:opacity="100%" fo:font-size="12pt"/>
    </style:style>
    <style:style style:name="P13" style:family="paragraph">
      <loext:graphic-properties draw:fill="none" draw:fill-color="#ffffff"/>
      <style:text-properties fo:color="#81d41a" loext:opacity="100%" fo:font-size="12pt"/>
    </style:style>
    <style:style style:name="T1" style:family="text">
      <style:text-properties style:font-name="Liberation Sans1" style:font-name-asian="Liberation Sans1" style:font-size-asian="8pt" style:font-name-complex="Liberation Sans1" style:font-size-complex="8pt"/>
    </style:style>
    <style:style style:name="T2" style:family="text">
      <style:text-properties style:text-position="33% 58%" style:font-name="Liberation Sans" style:font-name-asian="Liberation Sans1" style:font-size-asian="8pt" style:font-name-complex="Liberation Sans1" style:font-size-complex="8pt"/>
    </style:style>
    <style:style style:name="T3" style:family="text">
      <style:text-properties fo:color="#000000" loext:opacity="100%" style:font-name="Liberation Sans1" style:font-name-asian="Liberation Sans1" style:font-size-asian="8pt" style:font-name-complex="Liberation Sans1" style:font-size-complex="8pt"/>
    </style:style>
    <style:style style:name="T4" style:family="text">
      <style:text-properties fo:color="#000000" loext:opacity="100%" style:text-position="33% 58%" style:font-name="Liberation Sans" style:font-name-asian="Liberation Sans1" style:font-size-asian="8pt" style:font-name-complex="Liberation Sans1" style:font-size-complex="8pt"/>
    </style:style>
    <style:style style:name="T5" style:family="text">
      <style:text-properties style:text-position="33% 58%"/>
    </style:style>
    <style:style style:name="T6" style:family="text">
      <style:text-properties fo:color="#000000" loext:opacity="100%" style:font-name="Liberation Sans1" style:font-name-asian="Liberation Sans1" style:font-name-complex="Liberation Sans1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text-position="33% 58%"/>
    </style:style>
    <style:style style:name="T9" style:family="text">
      <style:text-properties fo:color="#000000" loext:opacity="100%" style:text-position="0% 100%"/>
    </style:style>
    <style:style style:name="T10" style:family="text">
      <style:text-properties fo:color="#000000" loext:opacity="100%" style:text-position="-8% 58%"/>
    </style:style>
    <style:style style:name="T1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07cm" svg:y1="9.505cm" svg:x2="8.418cm" svg:y2="9.505cm">
          <text:p/>
        </draw:line>
        <draw:line draw:style-name="gr1" draw:text-style-name="P1" draw:layer="layout" svg:x1="6.784cm" svg:y1="12.569cm" svg:x2="8.395cm" svg:y2="12.569cm">
          <text:p/>
        </draw:line>
        <draw:line draw:style-name="gr1" draw:text-style-name="P1" draw:layer="layout" svg:x1="10.342cm" svg:y1="11.143cm" svg:x2="11.953cm" svg:y2="11.143cm">
          <text:p/>
        </draw:line>
        <draw:line draw:style-name="gr1" draw:text-style-name="P1" draw:layer="layout" svg:x1="10.34cm" svg:y1="9.505cm" svg:x2="11.951cm" svg:y2="9.505cm">
          <text:p/>
        </draw:line>
        <draw:line draw:style-name="gr1" draw:text-style-name="P1" draw:layer="layout" svg:x1="3.228cm" svg:y1="13.845cm" svg:x2="4.839cm" svg:y2="13.845cm">
          <text:p/>
        </draw:line>
        <draw:line draw:style-name="gr1" draw:text-style-name="P1" draw:layer="layout" svg:x1="3.25cm" svg:y1="9.505cm" svg:x2="4.861cm" svg:y2="9.505cm">
          <text:p/>
        </draw:line>
        <draw:frame draw:style-name="gr2" draw:text-style-name="P1" draw:layer="layout" svg:width="2.399cm" svg:height="2.877cm" svg:x="6.597cm" svg:y="3.11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g draw:style-name="gr3">
          <draw:frame draw:style-name="gr2" draw:text-style-name="P1" draw:layer="layout" svg:width="2.399cm" svg:height="2.877cm" svg:x="10.17cm" svg:y="3.03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4" draw:text-style-name="P1" draw:layer="layout" svg:x1="10.968cm" svg:y1="4.995cm" svg:x2="10.968cm" svg:y2="5.943cm">
            <text:p/>
          </draw:line>
          <draw:frame draw:style-name="gr5" draw:text-style-name="P3" draw:layer="layout" svg:width="0.87cm" svg:height="1.039cm" svg:x="10.973cm" svg:y="4.428cm">
            <draw:text-box>
              <text:p text:style-name="P2"><text:span text:style-name="T1">δ</text:span><text:span text:style-name="T2">-</text:span></text:p>
            </draw:text-box>
          </draw:frame>
          <draw:frame draw:style-name="gr6" draw:text-style-name="P3" draw:layer="layout" svg:width="1.024cm" svg:height="0.886cm" svg:x="11.203cm" svg:y="5.078cm">
            <draw:text-box>
              <text:p text:style-name="P2"><text:span text:style-name="T1">δ</text:span><text:span text:style-name="T2">+</text:span></text:p>
            </draw:text-box>
          </draw:frame>
        </draw:g>
        <draw:g draw:style-name="gr3">
          <draw:frame draw:style-name="gr2" draw:text-style-name="P4" draw:layer="layout" svg:width="2.399cm" svg:height="2.877cm" svg:x="2.901cm" svg:y="1.912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4" draw:text-style-name="P4" draw:layer="layout" svg:x1="3.664cm" svg:y1="4.76cm" svg:x2="3.664cm" svg:y2="3.812cm">
            <text:p/>
          </draw:line>
          <draw:frame draw:style-name="gr7" draw:text-style-name="P3" draw:layer="layout" svg:width="0.765cm" svg:height="0.645cm" svg:x="3.933cm" svg:y="3.979cm">
            <draw:text-box>
              <text:p text:style-name="P2"><text:span text:style-name="T1">δ</text:span><text:span text:style-name="T2">-</text:span></text:p>
            </draw:text-box>
          </draw:frame>
          <draw:frame draw:style-name="gr6" draw:text-style-name="P3" draw:layer="layout" svg:width="1.024cm" svg:height="0.886cm" svg:x="3.708cm" svg:y="3.343cm">
            <draw:text-box>
              <text:p text:style-name="P2"><text:span text:style-name="T3">δ</text:span><text:span text:style-name="T4">+</text:span></text:p>
            </draw:text-box>
          </draw:frame>
        </draw:g>
        <draw:line draw:style-name="gr1" draw:text-style-name="P1" draw:layer="layout" svg:x1="6.874cm" svg:y1="6.394cm" svg:x2="8.485cm" svg:y2="6.394cm">
          <text:p/>
        </draw:line>
        <draw:line draw:style-name="gr1" draw:text-style-name="P1" draw:layer="layout" svg:x1="10.382cm" svg:y1="7.864cm" svg:x2="11.993cm" svg:y2="7.864cm">
          <text:p/>
        </draw:line>
        <draw:line draw:style-name="gr1" draw:text-style-name="P1" draw:layer="layout" svg:x1="3.217cm" svg:y1="5.173cm" svg:x2="4.828cm" svg:y2="5.173cm">
          <text:p/>
        </draw:line>
        <draw:frame draw:style-name="gr8" draw:text-style-name="P1" draw:layer="layout" svg:width="2.163cm" svg:height="2.877cm" svg:x="6.527cm" svg:y="12.88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g draw:style-name="gr3">
          <draw:frame draw:style-name="gr8" draw:text-style-name="P1" draw:layer="layout" svg:width="2.163cm" svg:height="2.877cm" svg:x="2.8cm" svg:y="14.081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4" draw:text-style-name="P1" draw:layer="layout" svg:x1="3.41cm" svg:y1="16.8cm" svg:x2="3.41cm" svg:y2="15.852cm">
            <text:p/>
          </draw:line>
          <draw:frame draw:style-name="gr7" draw:text-style-name="P3" draw:layer="layout" svg:width="0.765cm" svg:height="0.645cm" svg:x="3.784cm" svg:y="16.008cm">
            <draw:text-box>
              <text:p text:style-name="P2"><text:span text:style-name="T1">δ</text:span><text:span text:style-name="T2">-</text:span></text:p>
            </draw:text-box>
          </draw:frame>
          <draw:frame draw:style-name="gr6" draw:text-style-name="P3" draw:layer="layout" svg:width="1.024cm" svg:height="0.886cm" svg:x="3.518cm" svg:y="15.372cm">
            <draw:text-box>
              <text:p text:style-name="P2"><text:span text:style-name="T1">δ</text:span><text:span text:style-name="T2">+</text:span></text:p>
            </draw:text-box>
          </draw:frame>
        </draw:g>
        <draw:g draw:style-name="gr3">
          <draw:frame draw:style-name="gr8" draw:text-style-name="P1" draw:layer="layout" svg:width="2.163cm" svg:height="2.877cm" svg:x="10.293cm" svg:y="12.812cm">
            <draw:image xlink:href="Pictures/100030DF00001C6C00000A705F82B184.svg" xlink:type="simple" xlink:show="embed" xlink:actuate="onLoad" draw:mime-type="image/svg+xml">
              <text:p/>
            </draw:image>
            <draw:image xlink:href="Pictures/10000001000001130000006588C3EDB5.png" xlink:type="simple" xlink:show="embed" xlink:actuate="onLoad" draw:mime-type="image/png"/>
          </draw:frame>
          <draw:line draw:style-name="gr4" draw:text-style-name="P1" draw:layer="layout" svg:x1="10.992cm" svg:y1="14.671cm" svg:x2="10.992cm" svg:y2="15.619cm">
            <text:p/>
          </draw:line>
          <draw:frame draw:style-name="gr7" draw:text-style-name="P3" draw:layer="layout" svg:width="0.765cm" svg:height="0.645cm" svg:x="10.976cm" svg:y="14.145cm">
            <draw:text-box>
              <text:p text:style-name="P2"><text:span text:style-name="T1">δ</text:span><text:span text:style-name="T2">-</text:span></text:p>
            </draw:text-box>
          </draw:frame>
          <draw:frame draw:style-name="gr6" draw:text-style-name="P3" draw:layer="layout" svg:width="1.024cm" svg:height="0.886cm" svg:x="11.206cm" svg:y="14.795cm">
            <draw:text-box>
              <text:p text:style-name="P2"><text:span text:style-name="T1">δ</text:span><text:span text:style-name="T2">+</text:span></text:p>
            </draw:text-box>
          </draw:frame>
        </draw:g>
        <draw:line draw:style-name="gr9" draw:text-style-name="P1" draw:layer="layout" svg:x1="0.848cm" svg:y1="14.774cm" svg:x2="0.848cm" svg:y2="2.405cm">
          <text:p/>
        </draw:line>
        <draw:frame draw:style-name="gr10" draw:text-style-name="P5" draw:layer="layout" svg:width="1.571cm" svg:height="1.673cm" svg:x="0.303cm" svg:y="1.413cm">
          <draw:text-box>
            <text:p>G<text:span text:style-name="T5">0</text:span></text:p>
          </draw:text-box>
        </draw:frame>
        <draw:line draw:style-name="gr11" draw:text-style-name="P1" draw:layer="layout" svg:x1="4.023cm" svg:y1="5.282cm" svg:x2="4.023cm" svg:y2="9.383cm">
          <text:p/>
        </draw:line>
        <draw:line draw:style-name="gr11" draw:text-style-name="P1" draw:layer="layout" svg:x1="3.99cm" svg:y1="9.539cm" svg:x2="3.99cm" svg:y2="13.64cm">
          <text:p/>
        </draw:line>
        <draw:g draw:style-name="gr3">
          <draw:frame draw:style-name="gr10" draw:text-style-name="P7" draw:layer="layout" svg:width="2.036cm" svg:height="1.673cm" svg:x="4.116cm" svg:y="6.941cm">
            <draw:text-box>
              <text:p text:style-name="P6"><text:span text:style-name="T6">Δ</text:span><text:span text:style-name="T7">G</text:span><text:span text:style-name="T8">0</text:span></text:p>
              <text:p text:style-name="P6"><text:span text:style-name="T9">E</text:span><text:span text:style-name="T10">a</text:span><text:span text:style-name="T10">b</text:span><text:span text:style-name="T10">s</text:span></text:p>
            </draw:text-box>
          </draw:frame>
          <draw:line draw:style-name="gr12" draw:text-style-name="P4" draw:layer="layout" svg:x1="5.584cm" svg:y1="7.149cm" svg:x2="5.875cm" svg:y2="7.784cm">
            <text:p/>
          </draw:line>
          <draw:line draw:style-name="gr12" draw:text-style-name="P4" draw:layer="layout" svg:x1="5.557cm" svg:y1="8.485cm" svg:x2="5.848cm" svg:y2="7.85cm">
            <text:p/>
          </draw:line>
          <draw:frame draw:style-name="gr13" draw:text-style-name="P8" draw:layer="layout" svg:width="0.705cm" svg:height="0.962cm" svg:x="4.546cm" svg:y="7.622cm">
            <draw:text-box>
              <text:p text:style-name="P6"><text:span text:style-name="T8">0</text:span></text:p>
            </draw:text-box>
          </draw:frame>
        </draw:g>
        <draw:line draw:style-name="gr11" draw:text-style-name="P1" draw:layer="layout" svg:x1="11.184cm" svg:y1="7.971cm" svg:x2="11.184cm" svg:y2="9.368cm">
          <text:p/>
        </draw:line>
        <draw:line draw:style-name="gr11" draw:text-style-name="P1" draw:layer="layout" svg:x1="11.192cm" svg:y1="9.541cm" svg:x2="11.192cm" svg:y2="10.938cm">
          <text:p/>
        </draw:line>
        <draw:g draw:style-name="gr3">
          <draw:frame draw:style-name="gr10" draw:text-style-name="P7" draw:layer="layout" svg:width="2.036cm" svg:height="1.673cm" svg:x="12.304cm" svg:y="7.781cm">
            <draw:text-box>
              <text:p text:style-name="P6"><text:span text:style-name="T6">Δ</text:span><text:span text:style-name="T7">G</text:span><text:span text:style-name="T8">0</text:span></text:p>
              <text:p text:style-name="P6"><text:span text:style-name="T9">E</text:span><text:span text:style-name="T10">a</text:span><text:span text:style-name="T10">b</text:span><text:span text:style-name="T10">s</text:span></text:p>
            </draw:text-box>
          </draw:frame>
          <draw:line draw:style-name="gr12" draw:text-style-name="P9" draw:layer="layout" svg:x1="13.772cm" svg:y1="8.623cm" svg:x2="14.063cm" svg:y2="7.988cm">
            <text:p/>
          </draw:line>
          <draw:line draw:style-name="gr12" draw:text-style-name="P9" draw:layer="layout" svg:x1="13.745cm" svg:y1="8.689cm" svg:x2="14.036cm" svg:y2="9.324cm">
            <text:p/>
          </draw:line>
          <draw:frame draw:style-name="gr14" draw:text-style-name="P8" draw:layer="layout" svg:width="0.705cm" svg:height="0.962cm" svg:x="12.734cm" svg:y="8.462cm">
            <draw:text-box>
              <text:p text:style-name="P6"><text:span text:style-name="T8">0</text:span></text:p>
            </draw:text-box>
          </draw:frame>
        </draw:g>
        <draw:frame draw:style-name="gr15" draw:text-style-name="P11" draw:layer="layout" svg:width="3.567cm" svg:height="1.673cm" svg:x="9.489cm" svg:y="1.347cm">
          <draw:text-box>
            <text:p text:style-name="P10">Donor</text:p>
            <text:p text:style-name="P10">substituent</text:p>
          </draw:text-box>
        </draw:frame>
        <draw:frame draw:style-name="gr15" draw:text-style-name="P11" draw:layer="layout" svg:width="3.567cm" svg:height="1.673cm" svg:x="2.248cm" svg:y="0.189cm">
          <draw:text-box>
            <text:p text:style-name="P10">Acceptor</text:p>
            <text:p text:style-name="P10">substituent</text:p>
          </draw:text-box>
        </draw:frame>
        <draw:frame draw:style-name="gr16" draw:text-style-name="P1" draw:layer="layout" svg:width="2.331cm" svg:height="2.877cm" svg:x="1.205cm" svg:y="8.006cm">
          <draw:image xlink:href="Pictures/100030DF00001C6C00000A705F82B184.svg" xlink:type="simple" xlink:show="embed" xlink:actuate="onLoad" draw:mime-type="image/svg+xml">
            <text:p/>
          </draw:image>
          <draw:image xlink:href="Pictures/10000001000001130000006588C3EDB5.png" xlink:type="simple" xlink:show="embed" xlink:actuate="onLoad" draw:mime-type="image/png"/>
        </draw:frame>
        <draw:frame draw:style-name="gr17" draw:text-style-name="P5" draw:layer="layout" svg:width="0.976cm" svg:height="0.962cm" svg:x="3.04cm" svg:y="6.689cm">
          <draw:text-box>
            <text:p>e<text:span text:style-name="T5">-</text:span></text:p>
          </draw:text-box>
        </draw:frame>
        <draw:frame draw:style-name="gr17" draw:text-style-name="P5" draw:layer="layout" svg:width="0.976cm" svg:height="0.962cm" svg:x="2.99cm" svg:y="11.203cm">
          <draw:text-box>
            <text:p>e<text:span text:style-name="T5">-</text:span></text:p>
          </draw:text-box>
        </draw:frame>
        <draw:frame draw:style-name="gr17" draw:text-style-name="P5" draw:layer="layout" svg:width="0.976cm" svg:height="0.962cm" svg:x="10.134cm" svg:y="8.095cm">
          <draw:text-box>
            <text:p>e<text:span text:style-name="T5">-</text:span></text:p>
          </draw:text-box>
        </draw:frame>
        <draw:frame draw:style-name="gr17" draw:text-style-name="P5" draw:layer="layout" svg:width="0.976cm" svg:height="0.962cm" svg:x="10.118cm" svg:y="9.881cm">
          <draw:text-box>
            <text:p>e<text:span text:style-name="T5">-</text:span></text:p>
          </draw:text-box>
        </draw:frame>
        <draw:line draw:style-name="gr11" draw:text-style-name="P1" draw:layer="layout" svg:x1="7.618cm" svg:y1="6.498cm" svg:x2="7.618cm" svg:y2="9.318cm">
          <text:p/>
        </draw:line>
        <draw:frame draw:style-name="gr17" draw:text-style-name="P5" draw:layer="layout" svg:width="0.976cm" svg:height="0.962cm" svg:x="6.784cm" svg:y="7.607cm">
          <draw:text-box>
            <text:p>e<text:span text:style-name="T5">-</text:span></text:p>
          </draw:text-box>
        </draw:frame>
        <draw:line draw:style-name="gr11" draw:text-style-name="P1" draw:layer="layout" svg:x1="7.602cm" svg:y1="9.548cm" svg:x2="7.602cm" svg:y2="12.368cm">
          <text:p/>
        </draw:line>
        <draw:frame draw:style-name="gr17" draw:text-style-name="P5" draw:layer="layout" svg:width="0.976cm" svg:height="0.962cm" svg:x="6.701cm" svg:y="10.485cm">
          <draw:text-box>
            <text:p>e<text:span text:style-name="T5">-</text:span></text:p>
          </draw:text-box>
        </draw:frame>
        <draw:g draw:style-name="gr3">
          <draw:line draw:style-name="gr18" draw:text-style-name="P1" draw:layer="layout" svg:x1="7.706cm" svg:y1="2.062cm" svg:x2="7.706cm" svg:y2="0.816cm">
            <text:p/>
          </draw:line>
          <draw:line draw:style-name="gr18" draw:text-style-name="P1" draw:layer="layout" svg:x1="7.699cm" svg:y1="2.044cm" svg:x2="8.968cm" svg:y2="2.044cm">
            <text:p/>
          </draw:line>
          <draw:frame draw:style-name="gr19" draw:text-style-name="P5" draw:layer="layout" svg:width="0.82cm" svg:height="0.962cm" svg:x="7.297cm" svg:y="0cm">
            <draw:text-box>
              <text:p>x</text:p>
            </draw:text-box>
          </draw:frame>
          <draw:frame draw:style-name="gr19" draw:text-style-name="P5" draw:layer="layout" svg:width="0.82cm" svg:height="0.962cm" svg:x="8.87cm" svg:y="1.513cm">
            <draw:text-box>
              <text:p>y</text:p>
            </draw:text-box>
          </draw:frame>
        </draw:g>
        <draw:line draw:style-name="gr20" draw:text-style-name="P1" draw:layer="layout" svg:x1="3.528cm" svg:y1="6.372cm" svg:x2="12.193cm" svg:y2="6.372cm">
          <text:p/>
        </draw:line>
        <draw:line draw:style-name="gr20" draw:text-style-name="P1" draw:layer="layout" svg:x1="3.529cm" svg:y1="12.545cm" svg:x2="12.194cm" svg:y2="12.545cm">
          <text:p/>
        </draw:line>
        <draw:line draw:style-name="gr21" draw:text-style-name="P1" draw:layer="layout" svg:x1="11.219cm" svg:y1="6.403cm" svg:x2="11.219cm" svg:y2="7.693cm">
          <text:p/>
        </draw:line>
        <draw:line draw:style-name="gr21" draw:text-style-name="P1" draw:layer="layout" svg:x1="4.379cm" svg:y1="12.581cm" svg:x2="4.379cm" svg:y2="13.625cm">
          <text:p/>
        </draw:line>
        <draw:line draw:style-name="gr22" draw:text-style-name="P1" draw:layer="layout" svg:x1="11.179cm" svg:y1="12.526cm" svg:x2="11.179cm" svg:y2="11.236cm">
          <text:p/>
        </draw:line>
        <draw:line draw:style-name="gr22" draw:text-style-name="P1" draw:layer="layout" svg:x1="4.26cm" svg:y1="6.31cm" svg:x2="4.26cm" svg:y2="5.279cm">
          <text:p/>
        </draw:line>
        <draw:frame draw:style-name="gr23" draw:text-style-name="P13" draw:layer="layout" svg:width="4.498cm" svg:height="1.673cm" svg:x="11.205cm" svg:y="6.668cm">
          <draw:text-box>
            <text:p text:style-name="P12">Stabilization</text:p>
          </draw:text-box>
        </draw:frame>
        <draw:frame draw:style-name="gr23" draw:text-style-name="P13" draw:layer="layout" svg:width="4.498cm" svg:height="1.673cm" svg:x="11.377cm" svg:y="11.551cm">
          <draw:text-box>
            <text:p text:style-name="P12"><text:span text:style-name="T11">D</text:span><text:span text:style-name="T11">e</text:span><text:span text:style-name="T11">s</text:span><text:span text:style-name="T11">t</text:span><text:span text:style-name="T11">a</text:span><text:span text:style-name="T11">b</text:span><text:span text:style-name="T11">i</text:span><text:span text:style-name="T11">l</text:span><text:span text:style-name="T11">i</text:span><text:span text:style-name="T11">z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605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36:07.233570622</meta:creation-date>
    <dc:date>2024-06-12T14:08:22.034339800</dc:date>
    <meta:editing-duration>PT1H17M32S</meta:editing-duration>
    <meta:editing-cycles>8</meta:editing-cycles>
    <meta:generator>LibreOffice/7.6.7.2$Linux_X86_64 LibreOffice_project/60$Build-2</meta:generator>
    <meta:print-date>2024-06-12T13:59:06.451478714</meta:print-date>
    <meta:document-statistic meta:object-count="71"/>
  </office:meta>
</office:document-meta>
</file>